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able1" style:family="table">
      <style:table-properties table:align="left" style:width="19.05cm" fo:margin-left="0cm"/>
    </style:style>
    <style:style style:name="Column1" style:family="table-column">
      <style:table-column-properties style:column-width="6.35cm"/>
    </style:style>
    <style:style style:name="Column2" style:family="table-column">
      <style:table-column-properties style:column-width="6.35cm"/>
    </style:style>
    <style:style style:name="Column3" style:family="table-column">
      <style:table-column-properties style:column-width="6.3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1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2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2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2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2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2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2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2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2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2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2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3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3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3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3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3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3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3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3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3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3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4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4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4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4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4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4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4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9" style:family="paragraph" style:parent-style-name="Heading_20_2">
      <style:paragraph-properties fo:break-before="auto" fo:line-height="115%" style:writing-mode="lr-tb"/>
    </style:style>
    <style:style style:name="T29_1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P32" style:family="paragraph" style:parent-style-name="Standard">
      <style:paragraph-properties fo:break-before="auto" fo:line-height="115%" fo:margin-top="0cm" fo:margin-bottom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P33" style:family="paragraph" style:parent-style-name="Heading_20_2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page" fo:line-height="115%" style:writing-mode="lr-tb"/>
    </style:style>
    <style:style style:name="T40_1" style:family="text"/>
    <style:style style:name="T40_2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</office:automatic-styles>
  <office:body>
    <office:text>
      <text:h text:style-name="P1" text:outline-level="10"><text:bookmark-start text:name="h.yut21vntyh4u"/><text:bookmark-end text:name="h.yut21vntyh4u"/><text:span text:style-name="T1_1">File</text:span><text:span text:style-name="T1_2"><text:s/></text:span><text:span text:style-name="T1_3">types</text:span></text:h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2"><text:span text:style-name="T2_1">Name</text:span></text:p>
          </table:table-cell>
          <table:table-cell table:style-name="Cell2">
            <text:p text:style-name="P3"><text:span text:style-name="T3_1">Attributes</text:span></text:p>
          </table:table-cell>
          <table:table-cell table:style-name="Cell3">
            <text:p text:style-name="P4"><text:span text:style-name="T4_1">Description</text:span></text:p>
          </table:table-cell>
        </table:table-row>
        <table:table-row table:style-name="Row2">
          <table:table-cell table:style-name="Cell4">
            <text:p text:style-name="P5"><text:span text:style-name="T5_1">*</text:span><text:span text:style-name="T5_2">Pk</text:span></text:p>
          </table:table-cell>
          <table:table-cell table:style-name="Cell5">
            <text:list text:style-name="LS1" xml:id="list0">
              <text:list-item>
                <text:p text:style-name="P6"><text:span text:style-name="T6_1">int</text:span></text:p>
              </text:list-item>
              <text:list-item>
                <text:p text:style-name="P7"><text:span text:style-name="T7_1">unsigned</text:span></text:p>
              </text:list-item>
              <text:list-item>
                <text:p text:style-name="P8"><text:span text:style-name="T8_1">auto</text:span><text:span text:style-name="T8_2"><text:s/></text:span><text:span text:style-name="T8_3">increment</text:span></text:p>
              </text:list-item>
            </text:list>
          </table:table-cell>
          <table:table-cell table:style-name="Cell6">
            <text:p text:style-name="P9"><text:span text:style-name="T9_1">Primary</text:span><text:span text:style-name="T9_2"><text:s/></text:span><text:span text:style-name="T9_3">keys</text:span><text:span text:style-name="T9_4">.<text:s/></text:span><text:span text:style-name="T9_5">Ex</text:span><text:span text:style-name="T9_6">.<text:s/>“</text:span><text:span text:style-name="T9_7">facultyPk</text:span><text:span text:style-name="T9_8">”</text:span></text:p>
            <text:p text:style-name="P10"/>
          </table:table-cell>
        </table:table-row>
        <table:table-row table:style-name="Row3">
          <table:table-cell table:style-name="Cell7">
            <text:p text:style-name="P11"><text:span text:style-name="T11_1">name</text:span></text:p>
          </table:table-cell>
          <table:table-cell table:style-name="Cell8">
            <text:list text:style-name="LS2" xml:id="list3">
              <text:list-item>
                <text:p text:style-name="P12"><text:span text:style-name="T12_1">varchar</text:span><text:span text:style-name="T12_2"><text:s/>[500]</text:span></text:p>
              </text:list-item>
              <text:list-item>
                <text:p text:style-name="P13"/>
              </text:list-item>
            </text:list>
          </table:table-cell>
          <table:table-cell table:style-name="Cell9">
            <text:p text:style-name="P14"><text:span text:style-name="T14_1">A</text:span><text:span text:style-name="T14_2"><text:s/></text:span><text:span text:style-name="T14_3">general</text:span><text:span text:style-name="T14_4"><text:s/></text:span><text:span text:style-name="T14_5">name</text:span><text:span text:style-name="T14_6">..<text:s/></text:span></text:p>
          </table:table-cell>
        </table:table-row>
        <table:table-row table:style-name="Row4">
          <table:table-cell table:style-name="Cell10">
            <text:p text:style-name="P15"><text:span text:style-name="T15_1">firstName</text:span><text:span text:style-name="T15_2">,<text:s/></text:span><text:span text:style-name="T15_3">lastName</text:span><text:span text:style-name="T15_4">,<text:s/></text:span><text:span text:style-name="T15_5">middleName</text:span></text:p>
          </table:table-cell>
          <table:table-cell table:style-name="Cell11">
            <text:list text:style-name="LS3" xml:id="list5">
              <text:list-item>
                <text:p text:style-name="P16"><text:span text:style-name="T16_1">varchar</text:span><text:span text:style-name="T16_2"><text:s/>[50]</text:span></text:p>
              </text:list-item>
              <text:list-item>
                <text:p text:style-name="P17"/>
              </text:list-item>
            </text:list>
          </table:table-cell>
          <table:table-cell table:style-name="Cell12">
            <text:p text:style-name="P18"><text:span text:style-name="T18_1">Names</text:span><text:span text:style-name="T18_2"><text:s/></text:span><text:span text:style-name="T18_3">of</text:span><text:span text:style-name="T18_4"><text:s/></text:span><text:span text:style-name="T18_5">people</text:span></text:p>
            <text:p text:style-name="P19"/>
          </table:table-cell>
        </table:table-row>
        <table:table-row table:style-name="Row5">
          <table:table-cell table:style-name="Cell13">
            <text:p text:style-name="P20"><text:span text:style-name="T20_1">description</text:span></text:p>
          </table:table-cell>
          <table:table-cell table:style-name="Cell14">
            <text:list text:style-name="LS4" xml:id="list7">
              <text:list-item>
                <text:p text:style-name="P21"><text:span text:style-name="T21_1">varchar</text:span><text:span text:style-name="T21_2"><text:s/>[1000]</text:span></text:p>
              </text:list-item>
            </text:list>
          </table:table-cell>
          <table:table-cell table:style-name="Cell15">
            <text:p text:style-name="P22"><text:span text:style-name="T22_1">Any</text:span><text:span text:style-name="T22_2"><text:s/></text:span><text:span text:style-name="T22_3">general</text:span><text:span text:style-name="T22_4"><text:s/>“</text:span><text:span text:style-name="T22_5">description</text:span><text:span text:style-name="T22_6">”<text:s/></text:span><text:span text:style-name="T22_7">fields</text:span><text:span text:style-name="T22_8">..</text:span></text:p>
          </table:table-cell>
        </table:table-row>
        <table:table-row table:style-name="Row6">
          <table:table-cell table:style-name="Cell16">
            <text:p text:style-name="P23"><text:span text:style-name="T23_1">url</text:span><text:span text:style-name="T23_2">,<text:s/></text:span><text:span text:style-name="T23_3">website</text:span></text:p>
          </table:table-cell>
          <table:table-cell table:style-name="Cell17">
            <text:list text:style-name="LS5" xml:id="list8">
              <text:list-item>
                <text:p text:style-name="P24"><text:span text:style-name="T24_1">varchar</text:span><text:span text:style-name="T24_2"><text:s/>[2000]</text:span></text:p>
              </text:list-item>
            </text:list>
          </table:table-cell>
          <table:table-cell table:style-name="Cell18">
            <text:p text:style-name="P25"><text:span text:style-name="T25_1">For</text:span><text:span text:style-name="T25_2"><text:s/></text:span><text:span text:style-name="T25_3">URLs</text:span></text:p>
          </table:table-cell>
        </table:table-row>
        <table:table-row table:style-name="Row7">
          <table:table-cell table:style-name="Cell19">
            <text:p text:style-name="P26"><text:span text:style-name="T26_1">telephone</text:span><text:span text:style-name="T26_2">,<text:s/></text:span><text:span text:style-name="T26_3">mobilePhone</text:span><text:span text:style-name="T26_4">,<text:s/></text:span><text:span text:style-name="T26_5">officePhone</text:span></text:p>
          </table:table-cell>
          <table:table-cell table:style-name="Cell20">
            <text:list text:style-name="LS6" xml:id="list9">
              <text:list-item>
                <text:p text:style-name="P27"><text:span text:style-name="T27_1">varchar</text:span><text:span text:style-name="T27_2"><text:s/>[20]<text:tab/></text:span></text:p>
              </text:list-item>
            </text:list>
          </table:table-cell>
          <table:table-cell table:style-name="Cell21">
            <text:p text:style-name="P28"><text:span text:style-name="T28_1">For</text:span><text:span text:style-name="T28_2"><text:s/></text:span><text:span text:style-name="T28_3">phone</text:span><text:span text:style-name="T28_4"><text:s/></text:span><text:span text:style-name="T28_5">numbers</text:span><text:span text:style-name="T28_6">.<text:s/></text:span><text:span text:style-name="T28_7">Let</text:span><text:span text:style-name="T28_8"><text:s/></text:span><text:span text:style-name="T28_9">the</text:span><text:span text:style-name="T28_10"><text:s/></text:span><text:span text:style-name="T28_11">app</text:span><text:span text:style-name="T28_12"><text:s/></text:span><text:span text:style-name="T28_13">impose</text:span><text:span text:style-name="T28_14"><text:s/></text:span><text:span text:style-name="T28_15">a</text:span><text:span text:style-name="T28_16"><text:s/></text:span><text:span text:style-name="T28_17">limit</text:span><text:span text:style-name="T28_18"><text:s/></text:span><text:span text:style-name="T28_19">instead</text:span><text:span text:style-name="T28_20"><text:s/></text:span><text:span text:style-name="T28_21">of</text:span><text:span text:style-name="T28_22"><text:s/></text:span><text:span text:style-name="T28_23">the</text:span><text:span text:style-name="T28_24"><text:s/></text:span><text:span text:style-name="T28_25">database</text:span><text:span text:style-name="T28_26">.<text:s/></text:span><text:span text:style-name="T28_27">This</text:span><text:span text:style-name="T28_28"><text:s/></text:span><text:span text:style-name="T28_29">will</text:span><text:span text:style-name="T28_30"><text:s/></text:span><text:span text:style-name="T28_31">allow</text:span><text:span text:style-name="T28_32"><text:s/></text:span><text:span text:style-name="T28_33">for</text:span><text:span text:style-name="T28_34"><text:s/></text:span><text:span text:style-name="T28_35">international</text:span><text:span text:style-name="T28_36"><text:s/></text:span><text:span text:style-name="T28_37">numbers</text:span><text:span text:style-name="T28_38"><text:s/></text:span><text:span text:style-name="T28_39">if</text:span><text:span text:style-name="T28_40"><text:s/></text:span><text:span text:style-name="T28_41">the</text:span><text:span text:style-name="T28_42"><text:s/></text:span><text:span text:style-name="T28_43">need</text:span><text:span text:style-name="T28_44"><text:s/></text:span><text:span text:style-name="T28_45">arises</text:span><text:span text:style-name="T28_46">.</text:span></text:p>
          </table:table-cell>
        </table:table-row>
      </table:table>
      <text:h text:style-name="P29" text:outline-level="10"><text:bookmark-start text:name="h.dw2rj9cmtxz5"/><text:bookmark-end text:name="h.dw2rj9cmtxz5"/><text:span text:style-name="T29_1">Notes</text:span></text:h>
      <text:list text:style-name="LS7" xml:id="list10">
        <text:list-item>
          <text:p text:style-name="P30"><text:span text:style-name="T30_1">Values</text:span><text:span text:style-name="T30_2"><text:s/></text:span><text:span text:style-name="T30_3">in</text:span><text:span text:style-name="T30_4"><text:s/></text:span><text:span text:style-name="T30_5">square</text:span><text:span text:style-name="T30_6"><text:s/></text:span><text:span text:style-name="T30_7">brackets</text:span><text:span text:style-name="T30_8"><text:s/></text:span><text:span text:style-name="T30_9">denote</text:span><text:span text:style-name="T30_10"><text:s/></text:span><text:span text:style-name="T30_11">length</text:span></text:p>
        </text:list-item>
        <text:list-item>
          <text:p text:style-name="P31"><text:span text:style-name="T31_1">Use</text:span><text:span text:style-name="T31_2"><text:s/></text:span><text:span text:style-name="T31_3">singular</text:span><text:span text:style-name="T31_4"><text:s/></text:span><text:span text:style-name="T31_5">names</text:span><text:span text:style-name="T31_6"><text:s/></text:span><text:span text:style-name="T31_7">for</text:span><text:span text:style-name="T31_8"><text:s/></text:span><text:span text:style-name="T31_9">the</text:span><text:span text:style-name="T31_10"><text:s/></text:span><text:span text:style-name="T31_11">tables</text:span></text:p>
        </text:list-item>
        <text:list-item>
          <text:p text:style-name="P32"><text:span text:style-name="T32_1">Use</text:span><text:span text:style-name="T32_2"><text:s/></text:span><text:span text:style-name="T32_3">snake</text:span><text:span text:style-name="T32_4">_</text:span><text:span text:style-name="T32_5">case</text:span><text:span text:style-name="T32_6"><text:s/></text:span><text:span text:style-name="T32_7">for</text:span><text:span text:style-name="T32_8"><text:s/></text:span><text:span text:style-name="T32_9">the</text:span><text:span text:style-name="T32_10"><text:s/></text:span><text:span text:style-name="T32_11">table</text:span><text:span text:style-name="T32_12"><text:s/></text:span><text:span text:style-name="T32_13">names</text:span><text:span text:style-name="T32_14"><text:s/></text:span><text:span text:style-name="T32_15">and</text:span><text:span text:style-name="T32_16"><text:s/></text:span><text:span text:style-name="T32_17">camelCase</text:span><text:span text:style-name="T32_18"><text:s/></text:span><text:span text:style-name="T32_19">for</text:span><text:span text:style-name="T32_20"><text:s/></text:span><text:span text:style-name="T32_21">the</text:span><text:span text:style-name="T32_22"><text:s/></text:span><text:span text:style-name="T32_23">column</text:span><text:span text:style-name="T32_24"><text:s/></text:span><text:span text:style-name="T32_25">names</text:span></text:p>
        </text:list-item>
      </text:list>
      <text:h text:style-name="P33" text:outline-level="10"><text:bookmark-start text:name="h.wgpxf6dhd808"/><text:bookmark-end text:name="h.wgpxf6dhd808"/><text:span text:style-name="T33_1">Table</text:span><text:span text:style-name="T33_2"><text:s/></text:span><text:span text:style-name="T33_3">format</text:span></text:h>
      <text:p text:style-name="P34"><text:span text:style-name="T34_1">tableName</text:span><text:span text:style-name="T34_2"><text:s/>{</text:span></text:p>
      <text:p text:style-name="P35"><text:span text:style-name="T35_1"><text:tab/></text:span><text:span text:style-name="T35_2">columnName</text:span><text:span text:style-name="T35_3">1,<text:s/></text:span><text:span text:style-name="T35_4">attributes</text:span><text:span text:style-name="T35_5"><text:s/>(</text:span><text:span text:style-name="T35_6">if</text:span><text:span text:style-name="T35_7"><text:s/></text:span><text:span text:style-name="T35_8">any</text:span><text:span text:style-name="T35_9">)</text:span></text:p>
      <text:p text:style-name="P36"><text:span text:style-name="T36_1"><text:tab/></text:span><text:span text:style-name="T36_2">columnName</text:span><text:span text:style-name="T36_3">2,<text:s/></text:span><text:span text:style-name="T36_4">attributes</text:span><text:span text:style-name="T36_5"><text:s/>(</text:span><text:span text:style-name="T36_6">if</text:span><text:span text:style-name="T36_7"><text:s/></text:span><text:span text:style-name="T36_8">any</text:span><text:span text:style-name="T36_9">)</text:span></text:p>
      <text:p text:style-name="P37"><text:span text:style-name="T37_1">}</text:span></text:p>
      <text:p text:style-name="P38"/>
      <text:p text:style-name="P39"/>
      <text:p text:style-name="P40"><text:span text:style-name="T40_1">facility</text:span><text:span text:style-name="T40_2"><text:s/>{</text:span></text:p>
      <text:p text:style-name="P41"><text:span text:style-name="T41_1"><text:tab/></text:span><text:span text:style-name="T41_2">facilityPk</text:span><text:span text:style-name="T41_3">,</text:span></text:p>
      <text:p text:style-name="P42"><text:span text:style-name="T42_1"><text:tab/></text:span><text:span text:style-name="T42_2">name</text:span><text:span text:style-name="T42_3">,</text:span></text:p>
      <text:p text:style-name="P43"><text:span text:style-name="T43_1"><text:tab/></text:span><text:span text:style-name="T43_2">institution</text:span><text:span text:style-name="T43_3">,</text:span></text:p>
      <text:p text:style-name="P44"><text:span text:style-name="T44_1"><text:tab/></text:span><text:span text:style-name="T44_2">website</text:span><text:span text:style-name="T44_3">,<text:s/></text:span><text:span text:style-name="T44_4">NULL</text:span></text:p>
      <text:p text:style-name="P45"><text:span text:style-name="T45_1"><text:tab/></text:span><text:span text:style-name="T45_2">city</text:span><text:span text:style-name="T45_3">,</text:span></text:p>
      <text:p text:style-name="P46"><text:span text:style-name="T46_1"><text:tab/></text:span><text:span text:style-name="T46_2">province</text:span><text:span text:style-name="T46_3">,</text:span></text:p>
      <text:p text:style-name="P47"><text:span text:style-name="T47_1"><text:tab/></text:span><text:span text:style-name="T47_2">description</text:span><text:span text:style-name="T47_3">,</text:span></text:p>
      <text:p text:style-name="P48"><text:span text:style-name="T48_1"><text:tab/></text:span><text:span text:style-name="T48_2">additionalInfo</text:span><text:span text:style-name="T48_3">,</text:span></text:p>
      <text:p text:style-name="P49"><text:span text:style-name="T49_1"><text:tab/></text:span><text:span text:style-name="T49_2">keywords</text:span></text:p>
      <text:p text:style-name="P50"><text:span text:style-name="T50_1">}</text:span></text:p>
      <text:p text:style-name="P51"/>
      <text:p text:style-name="P52"><text:span text:style-name="T52_1">contact</text:span><text:span text:style-name="T52_2"><text:s/>{</text:span></text:p>
      <text:p text:style-name="P53"><text:span text:style-name="T53_1"><text:tab/></text:span><text:span text:style-name="T53_2">contactPk</text:span><text:span text:style-name="T53_3">,</text:span></text:p>
      <text:p text:style-name="P54"><text:span text:style-name="T54_1"><text:tab/></text:span><text:span text:style-name="T54_2">firstName</text:span><text:span text:style-name="T54_3">,</text:span></text:p>
      <text:p text:style-name="P55"><text:span text:style-name="T55_1"><text:tab/></text:span><text:span text:style-name="T55_2">lastName</text:span><text:span text:style-name="T55_3">,</text:span></text:p>
      <text:p text:style-name="P56"><text:span text:style-name="T56_1"><text:tab/></text:span><text:span text:style-name="T56_2">position</text:span><text:span text:style-name="T56_3">,<text:s/></text:span><text:span text:style-name="T56_4">NULL</text:span></text:p>
      <text:p text:style-name="P57"><text:span text:style-name="T57_1"><text:tab/></text:span><text:span text:style-name="T57_2">office</text:span><text:span text:style-name="T57_3">,<text:s/></text:span><text:span text:style-name="T57_4">NULL</text:span></text:p>
      <text:p text:style-name="P58"><text:span text:style-name="T58_1"><text:tab/></text:span><text:span text:style-name="T58_2">department</text:span><text:span text:style-name="T58_3">,<text:s/></text:span><text:span text:style-name="T58_4">NULL</text:span></text:p>
      <text:p text:style-name="P59"><text:span text:style-name="T59_1"><text:tab/></text:span><text:span text:style-name="T59_2">email</text:span><text:span text:style-name="T59_3">,</text:span></text:p>
      <text:p text:style-name="P60"><text:span text:style-name="T60_1"><text:tab/></text:span><text:span text:style-name="T60_2">officePhone</text:span><text:span text:style-name="T60_3">,</text:span></text:p>
      <text:p text:style-name="P61"><text:span text:style-name="T61_1"><text:tab/></text:span><text:span text:style-name="T61_2">mobilePhone</text:span><text:span text:style-name="T61_3">,<text:s/></text:span><text:span text:style-name="T61_4">NULL</text:span></text:p>
      <text:p text:style-name="P62"><text:span text:style-name="T62_1">}<text:tab/><text:tab/><text:tab/><text:tab/></text:span></text:p>
      <text:p text:style-name="P63"/>
      <text:p text:style-name="P64"><text:span text:style-name="T64_1">equipment</text:span><text:span text:style-name="T64_2"><text:s/>{</text:span></text:p>
      <text:p text:style-name="P65"><text:span text:style-name="T65_1"><text:tab/></text:span><text:span text:style-name="T65_2">equipmentPk</text:span><text:span text:style-name="T65_3">,</text:span></text:p>
      <text:p text:style-name="P66"><text:span text:style-name="T66_1"><text:tab/></text:span><text:span text:style-name="T66_2">name</text:span><text:span text:style-name="T66_3">,</text:span></text:p>
      <text:p text:style-name="P67"><text:span text:style-name="T67_1"><text:tab/></text:span><text:span text:style-name="T67_2">description</text:span><text:span text:style-name="T67_3">,<text:s/></text:span><text:span text:style-name="T67_4">NULL</text:span></text:p>
      <text:p text:style-name="P68"><text:span text:style-name="T68_1"><text:tab/></text:span><text:span text:style-name="T68_2">chargesAFee</text:span><text:span text:style-name="T68_3">,</text:span></text:p>
      <text:p text:style-name="P69"><text:span text:style-name="T69_1"><text:tab/></text:span><text:span text:style-name="T69_2">guestResearcher</text:span><text:span text:style-name="T69_3">,</text:span></text:p>
      <text:p text:style-name="P70"><text:span text:style-name="T70_1"><text:tab/></text:span><text:span text:style-name="T70_2">hostTechnicians</text:span></text:p>
      <text:p text:style-name="P71"><text:span text:style-name="T71_1">}</text:span></text:p>
      <text:p text:style-name="P72"/>
      <text:p text:style-name="P73"><text:span text:style-name="T73_1">link</text:span><text:span text:style-name="T73_2"><text:s/>{</text:span></text:p>
      <text:p text:style-name="P74"><text:span text:style-name="T74_1"><text:tab/></text:span><text:span text:style-name="T74_2">linkPk</text:span><text:span text:style-name="T74_3">,</text:span></text:p>
      <text:p text:style-name="P75"><text:span text:style-name="T75_1"><text:tab/></text:span><text:span text:style-name="T75_2">url</text:span></text:p>
      <text:p text:style-name="P76"><text:span text:style-name="T76_1">}</text:span></text:p>
      <text:p text:style-name="P77"/>
      <text:p text:style-name="P78"><text:span text:style-name="T78_1">category</text:span><text:span text:style-name="T78_2"><text:s/>{</text:span></text:p>
      <text:p text:style-name="P79"><text:span text:style-name="T79_1"><text:tab/></text:span><text:span text:style-name="T79_2">categoryPk</text:span><text:span text:style-name="T79_3">,</text:span></text:p>
      <text:p text:style-name="P80"><text:span text:style-name="T80_1"><text:tab/></text:span><text:span text:style-name="T80_2">name</text:span></text:p>
      <text:p text:style-name="P81"><text:span text:style-name="T81_1">}</text:span></text:p>
      <text:p text:style-name="P82"/>
      <text:p text:style-name="P83"><text:span text:style-name="T83_1">administrator</text:span><text:span text:style-name="T83_2"><text:s/>{</text:span></text:p>
      <text:p text:style-name="P84"><text:span text:style-name="T84_1"><text:tab/></text:span><text:span text:style-name="T84_2">administratorPk</text:span><text:span text:style-name="T84_3">,</text:span></text:p>
      <text:p text:style-name="P85"><text:span text:style-name="T85_1"><text:tab/></text:span><text:span text:style-name="T85_2">firstName</text:span><text:span text:style-name="T85_3">,</text:span></text:p>
      <text:p text:style-name="P86"><text:span text:style-name="T86_1"><text:tab/></text:span><text:span text:style-name="T86_2">lastName</text:span><text:span text:style-name="T86_3">,</text:span></text:p>
      <text:p text:style-name="P87"><text:span text:style-name="T87_1"><text:tab/></text:span><text:span text:style-name="T87_2">email</text:span><text:span text:style-name="T87_3">,</text:span></text:p>
      <text:p text:style-name="P88"><text:span text:style-name="T88_1"><text:tab/></text:span><text:span text:style-name="T88_2">password</text:span><text:span text:style-name="T88_3">,</text:span></text:p>
      <text:p text:style-name="P89"><text:span text:style-name="T89_1"><text:tab/></text:span><text:span text:style-name="T89_2">type</text:span></text:p>
      <text:p text:style-name="P90"><text:span text:style-name="T90_1">}</text:span></text:p>
      <text:p text:style-name="P91"/>
      <text:p text:style-name="P92"><text:span text:style-name="T92_1">edit</text:span><text:span text:style-name="T92_2">_</text:span><text:span text:style-name="T92_3">session</text:span><text:span text:style-name="T92_4"><text:s/>{</text:span></text:p>
      <text:p text:style-name="P93"><text:span text:style-name="T93_1"><text:tab/></text:span></text:p>
      <text:p text:style-name="P94"><text:span text:style-name="T94_1">}</text:span></text:p>
      <text:p text:style-name="P95"/>
      <text:p text:style-name="P96"><text:span text:style-name="T96_1">log</text:span><text:span text:style-name="T96_2"><text:s/>{</text:span></text:p>
      <text:p text:style-name="P97"/>
      <text:p text:style-name="P98"><text:span text:style-name="T98_1">}</text:span></text:p>
      <text:p text:style-name="P99"/>
      <text:p text:style-name="P100"><text:span text:style-name="T100_1">setting</text:span><text:span text:style-name="T100_2"><text:s/>{</text:span></text:p>
      <text:p text:style-name="P101"><text:span text:style-name="T101_1"><text:tab/></text:span><text:span text:style-name="T101_2">settingPk</text:span><text:span text:style-name="T101_3">,</text:span></text:p>
      <text:p text:style-name="P102"><text:span text:style-name="T102_1"><text:tab/></text:span><text:span text:style-name="T102_2">name</text:span><text:span text:style-name="T102_3">,</text:span></text:p>
      <text:p text:style-name="P103"><text:span text:style-name="T103_1"><text:tab/></text:span><text:span text:style-name="T103_2">type</text:span><text:span text:style-name="T103_3">,</text:span></text:p>
      <text:p text:style-name="P104"><text:span text:style-name="T104_1"><text:tab/></text:span><text:span text:style-name="T104_2">appName</text:span><text:span text:style-name="T104_3">,</text:span></text:p>
      <text:p text:style-name="P105"><text:span text:style-name="T105_1"><text:tab/></text:span><text:span text:style-name="T105_2">hostUrl</text:span><text:span text:style-name="T105_3">,</text:span></text:p>
      <text:p text:style-name="P106"><text:span text:style-name="T106_1"><text:tab/></text:span><text:span text:style-name="T106_2">newSubmissions</text:span><text:span text:style-name="T106_3">,</text:span></text:p>
      <text:p text:style-name="P107"><text:span text:style-name="T107_1"><text:tab/></text:span><text:span text:style-name="T107_2">editMode</text:span><text:span text:style-name="T107_3">,</text:span></text:p>
      <text:p text:style-name="P108"><text:span text:style-name="T108_1"><text:tab/></text:span><text:span text:style-name="T108_2">submitterEdit</text:span><text:span text:style-name="T108_3">,</text:span></text:p>
      <text:p text:style-name="P109"><text:span text:style-name="T109_1"><text:tab/></text:span><text:span text:style-name="T109_2">region</text:span></text:p>
      <text:p text:style-name="P110"><text:span text:style-name="T110_1">}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style:writing-mode="lr-tb"/>
      <style:text-properties style:font-name="Courier New" fo:font-size="16pt" style:font-name-asian="Courier New" style:font-size-asian="16pt" style:font-name-complex="Courier New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style:writing-mode="lr-tb"/>
      <style:text-properties fo:font-size="13pt" style:font-size-asian="13pt" style:font-size-complex="13pt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-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-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